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tereotypesProvider.StandardStereotypesProvider( TypeHelper type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tereotypesProvider.getStereotypes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